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tura MT Script Capitals" svg:font-family="Matura MT Script Capitals" style:font-family-generic="script" style:font-pitch="variable" svg:panose-1="3 2 8 2 6 6 2 7 2 2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  <style:text-properties style:font-name="Matura MT Script Capitals" fo:font-weight="bold" style:font-weight-asian="bold" fo:text-shadow="0.0291in 0.0291in 0.0138in #FFFFFF" fo:color="#000000" fo:letter-spacing="normal" fo:font-size="72pt" style:font-size-asian="72pt" style:font-size-complex="72pt" style:text-underline-type="single" style:text-underline-style="solid" style:text-underline-width="auto" style:text-underline-mode="continuous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paragraph-properties fo:text-indent="0.4916in"/>
    </style:style>
    <style:style style:name="T4" style:parent-style-name="Standaardalinea-lettertype" style:family="text">
      <style:text-properties fo:font-weight="bold" style:font-weight-asian="bold" style:font-weight-complex="bold" fo:language="en" fo:country="US"/>
    </style:style>
    <style:style style:name="T5" style:parent-style-name="Standaardalinea-lettertype" style:family="text">
      <style:text-properties fo:language="en" fo:country="US"/>
    </style:style>
    <style:style style:name="T6" style:parent-style-name="Standaardalinea-lettertype" style:family="text">
      <style:text-properties fo:language="en" fo:country="US"/>
    </style:style>
    <style:style style:name="T7" style:parent-style-name="Standaardalinea-lettertype" style:family="text">
      <style:text-properties fo:language="en" fo:country="US"/>
    </style:style>
    <style:style style:name="T8" style:parent-style-name="Standaardalinea-lettertype" style:family="text">
      <style:text-properties fo:language="en" fo:country="US"/>
    </style:style>
    <style:style style:name="T9" style:parent-style-name="Standaardalinea-lettertype" style:family="text">
      <style:text-properties fo:language="en" fo:country="US"/>
    </style:style>
    <style:style style:name="T10" style:parent-style-name="Standaardalinea-lettertype" style:family="text">
      <style:text-properties fo:language="en" fo:country="US"/>
    </style:style>
    <style:style style:name="P11" style:parent-style-name="Standaard" style:family="paragraph">
      <style:paragraph-properties fo:text-indent="0.4916in"/>
      <style:text-properties fo:language="en" fo:country="US"/>
    </style:style>
    <style:style style:name="P12" style:parent-style-name="Standaard" style:family="paragraph">
      <style:paragraph-properties fo:text-indent="0.4916in"/>
    </style:style>
    <style:style style:name="T13" style:parent-style-name="Standaardalinea-lettertype" style:family="text">
      <style:text-properties fo:font-weight="bold" style:font-weight-asian="bold" style:font-weight-complex="bold" fo:language="en" fo:country="US"/>
    </style:style>
    <style:style style:name="T14" style:parent-style-name="Standaardalinea-lettertype" style:family="text">
      <style:text-properties fo:language="en" fo:country="US"/>
    </style:style>
    <style:style style:name="P15" style:parent-style-name="Standaard" style:family="paragraph">
      <style:paragraph-properties fo:text-indent="0.4916in"/>
      <style:text-properties fo:language="en" fo:country="US"/>
    </style:style>
    <style:style style:name="P16" style:parent-style-name="Standaard" style:family="paragraph">
      <style:paragraph-properties fo:text-indent="0.4916in"/>
      <style:text-properties fo:language="en" fo:country="US"/>
    </style:style>
    <style:style style:name="P17" style:parent-style-name="Standaard" style:family="paragraph">
      <style:paragraph-properties fo:text-indent="0.4916in"/>
      <style:text-properties fo:font-weight="bold" style:font-weight-asian="bold" style:font-weight-complex="bold" fo:language="en" fo:country="US"/>
    </style:style>
    <style:style style:name="P18" style:parent-style-name="Standaard" style:family="paragraph">
      <style:paragraph-properties fo:text-indent="0.4916in"/>
      <style:text-properties fo:font-weight="bold" style:font-weight-asian="bold" style:font-weight-complex="bold" fo:language="en" fo:country="US"/>
    </style:style>
    <style:style style:name="P19" style:parent-style-name="Standaard" style:family="paragraph">
      <style:paragraph-properties fo:text-indent="0.4916in"/>
      <style:text-properties fo:font-weight="bold" style:font-weight-asian="bold" style:font-weight-complex="bold"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Kop1" style:family="paragraph">
      <style:text-properties fo:language="en" fo:country="US"/>
    </style:style>
    <style:style style:name="P22" style:parent-style-name="Standaard" style:family="paragraph">
      <style:text-properties fo:language="en" fo:country="US"/>
    </style:style>
    <style:style style:name="P23" style:parent-style-name="Lijstalinea" style:family="paragraph">
      <style:text-properties fo:language="en" fo:country="US"/>
    </style:style>
    <style:style style:name="P24" style:parent-style-name="Lijstalinea" style:family="paragraph">
      <style:text-properties fo:language="en" fo:country="US"/>
    </style:style>
    <style:style style:name="P25" style:parent-style-name="Lijstalinea" style:family="paragraph">
      <style:text-properties fo:language="en" fo:country="US"/>
    </style:style>
    <style:style style:name="P26" style:parent-style-name="Lijstalinea" style:family="paragraph">
      <style:text-properties fo:language="en" fo:country="US"/>
    </style:style>
    <style:style style:name="P27" style:parent-style-name="Lijstalinea" style:family="paragraph">
      <style:text-properties fo:language="en" fo:country="US"/>
    </style:style>
    <style:style style:name="P28" style:parent-style-name="Lijstalinea" style:family="paragraph">
      <style:text-properties fo:language="en" fo:country="US"/>
    </style:style>
    <style:style style:name="P29" style:parent-style-name="Lijstalinea" style:family="paragraph">
      <style:text-properties fo:language="en" fo:country="US"/>
    </style:style>
    <style:style style:name="P30" style:parent-style-name="Lijstalinea" style:family="paragraph">
      <style:text-properties fo:language="en" fo:country="US"/>
    </style:style>
    <style:style style:name="P31" style:parent-style-name="Lijstalinea" style:family="paragraph">
      <style:text-properties fo:language="en" fo:country="US"/>
    </style:style>
    <style:style style:name="P32" style:parent-style-name="Lijstalinea" style:family="paragraph">
      <style:text-properties fo:language="en" fo:country="US"/>
    </style:style>
  </office:automatic-styles>
  <office:body>
    <office:text text:use-soft-page-breaks="true">
      <text:p text:style-name="P1">D&amp;D</text:p>
      <text:p text:style-name="Standaard"/>
      <text:h text:style-name="Kop1" text:outline-level="1">Klasses:</text:h>
      <text:p text:style-name="P2">Abstracte klasse:<text:s/></text:p>
      <text:p text:style-name="P3"><text:span text:style-name="T4">Character</text:span><text:span text:style-name="T5">:</text:span><text:span text:style-name="T6"><text:line-break/></text:span><text:span text:style-name="T7"><text:tab/>props:health,<text:s/></text:span><text:span text:style-name="T8">DamagePerAttack</text:span><text:span text:style-name="T9">, armor</text:span><text:span text:style-name="T10">, name</text:span></text:p>
      <text:p text:style-name="P11">Methods: ReceiveRawDamage, ReceiveDamageWithoutArmor, abstract attack</text:p>
      <text:p text:style-name="P12"><text:span text:style-name="T13">Hero</text:span><text:span text:style-name="T14">: character</text:span></text:p>
      <text:p text:style-name="P15">Props: basehealth, lvl, List&lt;Attack&gt;, List&lt;Item&gt;<text:s/></text:p>
      <text:p text:style-name="P16">Methodes: decreasehealthWithCertainAmount, AddArmor, AddHealth, AddAttack</text:p>
      <text:p text:style-name="P17">Villain</text:p>
      <text:p text:style-name="P18">Item</text:p>
      <text:p text:style-name="P19"/>
      <text:p text:style-name="P20"/>
      <text:h text:style-name="P21" text:outline-level="1">Must have</text:h>
      <text:p text:style-name="P22"/>
      <text:list text:style-name="LFO1" text:continue-numbering="true">
        <text:list-item>
          <text:p text:style-name="P23">Create a character with base stats.</text:p>
        </text:list-item>
        <text:list-item>
          <text:p text:style-name="P24">Add images for each character</text:p>
        </text:list-item>
        <text:list-item>
          <text:p text:style-name="P25">Make sure the character can level up</text:p>
        </text:list-item>
        <text:list-item>
          <text:p text:style-name="P26">Show each character his/her stats<text:s/></text:p>
        </text:list-item>
        <text:list-item>
          <text:p text:style-name="P27">Add items en show the base stats with items en plus</text:p>
        </text:list-item>
        <text:list-item>
          <text:p text:style-name="P28">Show the enemy units in control for each hero</text:p>
        </text:list-item>
        <text:list-item>
          <text:p text:style-name="P29">Change turn</text:p>
        </text:list-item>
        <text:list-item>
          <text:p text:style-name="P30">Add evirements cards</text:p>
        </text:list-item>
        <text:list-item>
          <text:p text:style-name="P31">Show all treasures</text:p>
        </text:list-item>
        <text:list-item>
          <text:p text:style-name="P3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tura MT Script Capitals" svg:font-family="Matura MT Script Capitals" style:font-family-generic="script" style:font-pitch="variable" svg:panose-1="3 2 8 2 6 6 2 7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iggy De Caluwé</meta:initial-creator>
    <dc:creator>Ziggy De Caluwé</dc:creator>
    <meta:creation-date>2023-11-27T20:24:00Z</meta:creation-date>
    <dc:date>2023-11-30T21:07:00Z</dc:date>
    <meta:template xlink:href="Normal.dotm" xlink:type="simple"/>
    <meta:editing-cycles>2</meta:editing-cycles>
    <meta:editing-duration>PT96780S</meta:editing-duration>
    <meta:document-statistic meta:page-count="1" meta:paragraph-count="1" meta:word-count="94" meta:character-count="612" meta:row-count="4" meta:non-whitespace-character-count="519"/>
  </office:meta>
</office:document-meta>
</file>